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59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330.21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4.9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15.6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text-underline-style="none" style:font-size-asian="10pt" style:font-size-complex="10pt"/>
    </style:style>
    <style:style style:name="ce13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9933" style:text-align-source="fix" style:repeat-content="false" fo:wrap-option="no-wrap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8" style:family="table-cell" style:parent-style-name="Default">
      <style:table-cell-properties style:vertical-align="middle"/>
      <style:text-properties style:font-name="DejaVu Sans"/>
    </style:style>
    <style:style style:name="ce19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fo:background-color="#009933" style:vertical-align="middle"/>
      <style:text-properties style:font-name="DejaVu Sans" fo:font-size="10pt" style:font-size-asian="10pt" style:font-size-complex="10pt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DejaVu Sans" fo:font-size="10pt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6" table:default-cell-style-name="ce19"/>
        <table:table-column table:style-name="co12" table:number-columns-repeated="768" table:default-cell-style-name="ce19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" office:value-type="string" calcext:value-type="string">
            <text:p>Qty</text:p>
          </table:table-cell>
          <table:table-cell table:style-name="ce16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" office:value-type="string" calcext:value-type="string">
            <text:p>Total</text:p>
            <text:p> Price</text:p>
          </table:table-cell>
          <table:table-cell table:style-name="ce7" office:value-type="string" calcext:value-type="string">
            <text:p>Printing </text:p>
            <text:p>Time (min)</text:p>
          </table:table-cell>
          <table:table-cell table:style-name="ce1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"/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2]*[.E2]" office:value-type="float" office:value="1.6" calcext:value-type="float">
            <text:p>1.6</text:p>
          </table:table-cell>
          <table:table-cell table:style-name="ce17" office:value-type="float" office:value="110" calcext:value-type="float">
            <text:p>110</text:p>
          </table:table-cell>
          <table:table-cell table:style-name="ce8" office:value-type="float" office:value="0.8" calcext:value-type="float">
            <text:p>0.8</text:p>
          </table:table-cell>
          <table:table-cell table:formula="of:=[.H2]*[.D2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3]*[.E3]" office:value-type="float" office:value="1.6" calcext:value-type="float">
            <text:p>1.6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0.8" calcext:value-type="float">
            <text:p>0.8</text:p>
          </table:table-cell>
          <table:table-cell table:formula="of:=[.H3]*[.D3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4]*[.E4]" office:value-type="float" office:value="3.2" calcext:value-type="float">
            <text:p>3.2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0.8" calcext:value-type="float">
            <text:p>0.8</text:p>
          </table:table-cell>
          <table:table-cell table:formula="of:=[.H4]*[.D4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]*[.E5]"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8" calcext:value-type="float">
            <text:p>0.8</text:p>
          </table:table-cell>
          <table:table-cell table:formula="of:=[.H5]*[.D5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6]*[.E6]"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0.8" calcext:value-type="float">
            <text:p>0.8</text:p>
          </table:table-cell>
          <table:table-cell table:formula="of:=[.H6]*[.D6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7]*[.E7]" office:value-type="float" office:value="1.6" calcext:value-type="float">
            <text:p>1.6</text:p>
          </table:table-cell>
          <table:table-cell office:value-type="float" office:value="172" calcext:value-type="float">
            <text:p>172</text:p>
          </table:table-cell>
          <table:table-cell table:style-name="ce8" office:value-type="float" office:value="0.8" calcext:value-type="float">
            <text:p>0.8</text:p>
          </table:table-cell>
          <table:table-cell table:formula="of:=[.H7]*[.D7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8]*[.E8]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0.8" calcext:value-type="float">
            <text:p>0.8</text:p>
          </table:table-cell>
          <table:table-cell table:formula="of:=[.H8]*[.D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9]*[.E9]" office:value-type="float" office:value="1.6" calcext:value-type="float">
            <text:p>1.6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0.8" calcext:value-type="float">
            <text:p>0.8</text:p>
          </table:table-cell>
          <table:table-cell table:formula="of:=[.H9]*[.D9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0]*[.E10]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0.8" calcext:value-type="float">
            <text:p>0.8</text:p>
          </table:table-cell>
          <table:table-cell table:formula="of:=[.H10]*[.D10]" office:value-type="float" office:value="1.6" calcext:value-type="float">
            <text:p>1.6</text:p>
          </table:table-cell>
          <table:table-cell table:style-name="ce3" office:value-type="string" calcext:value-type="string">
            <text:p>Printing time is for worm_mount and worm_mount_mirr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1]*[.E11]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0.8" calcext:value-type="float">
            <text:p>0.8</text:p>
          </table:table-cell>
          <table:table-cell table:formula="of:=[.H11]*[.D11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2]*[.E12]"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0.8" calcext:value-type="float">
            <text:p>0.8</text:p>
          </table:table-cell>
          <table:table-cell table:formula="of:=[.H12]*[.D12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3]*[.E13]" office:value-type="float" office:value="9.6" calcext:value-type="float">
            <text:p>9.6</text:p>
          </table:table-cell>
          <table:table-cell office:value-type="string" calcext:value-type="string">
            <text:p>-</text:p>
          </table:table-cell>
          <table:table-cell office:value-type="float" office:value="2.75" calcext:value-type="float">
            <text:p>2.75</text:p>
          </table:table-cell>
          <table:table-cell table:formula="of:=[.H13]*[.D13]" office:value-type="float" office:value="5.5" calcext:value-type="float">
            <text:p>5.5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14]*[.E14]"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[.H14]*[.D14]" office:value-type="float" office:value="1.6" calcext:value-type="float">
            <text:p>1.6</text:p>
          </table:table-cell>
          <table:table-cell table:style-name="ce3" office:value-type="string" calcext:value-type="string">
            <text:p>Printing time is for 2 encoder_holder and 2 M3_TSlot20_nu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D15]*[.E15]" office:value-type="float" office:value="9.18" calcext:value-type="float">
            <text:p>9.18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5]*[.D15]" office:value-type="float" office:value="5.4" calcext:value-type="float">
            <text:p>5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6]*[.E16]" office:value-type="float" office:value="6.4" calcext:value-type="float">
            <text:p>6.4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6]*[.D16]" office:value-type="float" office:value="3.76" calcext:value-type="float">
            <text:p>3.7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Φ40 <text:s/>L1m</text:p>
          </table:table-cell>
          <table:table-cell table:style-name="ce11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" table:formula="of:=[.D17]*[.E17]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[.H17]*[.D17]" office:value-type="float" office:value="6" calcext:value-type="float">
            <text:p>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18]*[.E18]"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[.H18]*[.D1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19]*[.E19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19]*[.D19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0]*[.E20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0]*[.D20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1]*[.E21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1]*[.D21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table:formula="of:=[.D22]*[.E22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2]*[.D22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3]*[.E23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3]*[.D23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4]*[.E24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4]*[.D24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table:formula="of:=[.D25]*[.E25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5]*[.D25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6]*[.E26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6]*[.D26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27]*[.E27]" office:value-type="float" office:value="1.6" calcext:value-type="float">
            <text:p>1.6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H27]*[.D27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28]*[.E28]" office:value-type="float" office:value="1.6" calcext:value-type="float">
            <text:p>1.6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H28]*[.D2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D29]*[.E29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H29]*[.D2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1]*[.D31]" office:value-type="float" office:value="61.6" calcext:value-type="float">
            <text:p>61.6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.75</text:p>
          </table:table-cell>
          <table:table-cell table:formula="of:=[.H31]*[.D31]" office:value-type="float" office:value="33" calcext:value-type="float">
            <text:p>33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32]*[.E32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formula="of:=[.H32]*[.D32]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M5 Hex Nuts</text:p>
          </table:table-cell>
          <table:table-cell table:style-name="ce5" office:value-type="string" calcext:value-type="string">
            <text:p>for axis of worm gear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table:formula="of:=[.D33]*[.E33]" office:value-type="float" office:value="0.12" calcext:value-type="float">
            <text:p>0.1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.02" calcext:value-type="float">
            <text:p>0.02</text:p>
          </table:table-cell>
          <table:table-cell table:formula="of:=[.H33]*[.D33]" office:value-type="float" office:value="0.12" calcext:value-type="float">
            <text:p>0.12</text:p>
          </table:table-cell>
          <table:table-cell table:style-name="ce18" table:number-columns-repeated="1015"/>
        </table:table-row>
        <table:table-row table:style-name="ro2">
          <table:table-cell table:style-name="ce5" office:value-type="string" calcext:value-type="string">
            <text:p>M5 Washers</text:p>
          </table:table-cell>
          <table:table-cell table:style-name="ce5" office:value-type="string" calcext:value-type="string">
            <text:p>for axis of worm gear, OD:10mm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012" calcext:value-type="float">
            <text:p>0.012</text:p>
          </table:table-cell>
          <table:table-cell table:style-name="ce14" table:formula="of:=[.E34]*[.D34]" office:value-type="float" office:value="0.072" calcext:value-type="float">
            <text:p>0.07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.012" calcext:value-type="float">
            <text:p>0.012</text:p>
          </table:table-cell>
          <table:table-cell table:formula="of:=[.H34]*[.D34]" office:value-type="float" office:value="0.072" calcext:value-type="float">
            <text:p>0.072</text:p>
          </table:table-cell>
          <table:table-cell table:style-name="ce18" table:number-columns-repeated="1015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t slots and electronics box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5]*[.D35]" office:value-type="float" office:value="13.2" calcext:value-type="float">
            <text:p>13.2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35]*[.D35]" office:value-type="float" office:value="5.94" calcext:value-type="float">
            <text:p>5.9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10</text:p>
          </table:table-cell>
          <table:table-cell table:style-name="ce2" office:value-type="string" calcext:value-type="string">
            <text:p>for t slots and electronics box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D36]*[.E36]" office:value-type="float" office:value="1.16" calcext:value-type="float">
            <text:p>1.16</text:p>
          </table:table-cell>
          <table:table-cell office:value-type="string" calcext:value-type="string">
            <text:p>-</text:p>
          </table:table-cell>
          <table:table-cell table:style-name="ce8" office:value-type="float" office:value="0.04" calcext:value-type="float">
            <text:p>0.04</text:p>
          </table:table-cell>
          <table:table-cell table:formula="of:=[.H36]*[.D36]" office:value-type="float" office:value="1.16" calcext:value-type="float">
            <text:p>1.1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0</text:p>
          </table:table-cell>
          <table:table-cell table:style-name="ce2" office:value-type="string" calcext:value-type="string">
            <text:p>for ball bearing housing and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table:formula="of:=[.D37]*[.E37]"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table:style-name="ce8" office:value-type="float" office:value="0.06" calcext:value-type="float">
            <text:p>0.06</text:p>
          </table:table-cell>
          <table:table-cell table:formula="of:=[.H37]*[.D37]" office:value-type="float" office:value="1.2" calcext:value-type="float">
            <text:p>1.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x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table:formula="of:=[.D38]*[.E38]" office:value-type="float" office:value="0.28" calcext:value-type="float">
            <text:p>0.2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4" calcext:value-type="float">
            <text:p>0.014</text:p>
          </table:table-cell>
          <table:table-cell table:formula="of:=[.H38]*[.D38]" office:value-type="float" office:value="0.28" calcext:value-type="float">
            <text:p>0.2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39]*[.E39]" office:value-type="float" office:value="0.288" calcext:value-type="float">
            <text:p>0.28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39]*[.D39]" office:value-type="float" office:value="0.288" calcext:value-type="float">
            <text:p>0.28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x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40]*[.E40]" office:value-type="float" office:value="0.384" calcext:value-type="float">
            <text:p>0.384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40]*[.D40]" office:value-type="float" office:value="0.384" calcext:value-type="float">
            <text:p>0.38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general, 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41]*[.E41]" office:value-type="float" office:value="0.312" calcext:value-type="float">
            <text:p>0.312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41]*[.D41]" office:value-type="float" office:value="0.312" calcext:value-type="float">
            <text:p>0.31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D42]*[.E42]"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4" calcext:value-type="float">
            <text:p>0.04</text:p>
          </table:table-cell>
          <table:table-cell table:formula="of:=[.H42]*[.D42]" office:value-type="float" office:value="0.48" calcext:value-type="float">
            <text:p>0.4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ad Cap Screw L6</text:p>
          </table:table-cell>
          <table:table-cell table:style-name="ce2" office:value-type="string" calcext:value-type="string">
            <text:p>for stepper motor, DC motor mount flange ,Encoder holder and electronics box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D43]*[.E43]"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table:style-name="ce8" office:value-type="float" office:value="0.03" calcext:value-type="float">
            <text:p>0.03</text:p>
          </table:table-cell>
          <table:table-cell table:formula="of:=[.H43]*[.D43]" office:value-type="float" office:value="0.6" calcext:value-type="float">
            <text:p>0.6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12</text:p>
          </table:table-cell>
          <table:table-cell table:style-name="ce2" office:value-type="string" calcext:value-type="string">
            <text:p><text:span text:style-name="T2">for homing sensor holder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D44]*[.E44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style-name="ce8" office:value-type="float" office:value="0.03" calcext:value-type="float">
            <text:p>0.03</text:p>
          </table:table-cell>
          <table:table-cell table:formula="of:=[.H44]*[.D44]" office:value-type="float" office:value="0.3" calcext:value-type="float">
            <text:p>0.3</text:p>
          </table:table-cell>
          <table:table-cell table:style-name="ce3"/>
          <table:table-cell table:style-name="ce21" table:number-columns-repeated="1014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table:formula="of:=[.D45]*[.E45]"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style-name="ce8" office:value-type="float" office:value="0.05" calcext:value-type="float">
            <text:p>0.05</text:p>
          </table:table-cell>
          <table:table-cell table:formula="of:=[.H45]*[.D45]" office:value-type="float" office:value="0.1" calcext:value-type="float">
            <text:p>0.1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style-name="ce8" table:formula="of:=[.D46]*[.E46]"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float" office:value="0.05" calcext:value-type="float">
            <text:p>0.05</text:p>
          </table:table-cell>
          <table:table-cell table:formula="of:=[.H46]*[.D46]" office:value-type="float" office:value="0.1" calcext:value-type="float">
            <text:p>0.1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48]*[.E48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48]*[.D48]" office:value-type="float" office:value="8" calcext:value-type="float">
            <text:p>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49]*[.E49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49]*[.D49]" office:value-type="float" office:value="1.8" calcext:value-type="float">
            <text:p>1.8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6">
          <table:table-cell table:style-name="ce2" office:value-type="string" calcext:value-type="string">
            <text:p>Timing Pulley GT2, 6mm Belt, 20 Tooth, 6mm Bore</text:p>
          </table:table-cell>
          <table:table-cell/>
          <table:table-cell table:style-name="ce15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1]*[.E51]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.27" calcext:value-type="float">
            <text:p>2.27</text:p>
          </table:table-cell>
          <table:table-cell table:formula="of:=[.H51]*[.D51]" office:value-type="float" office:value="4.54" calcext:value-type="float">
            <text:p>4.54</text:p>
          </table:table-cell>
          <table:table-cell table:style-name="ce3" office:value-type="string" calcext:value-type="string">
            <text:p>For DC motor 6mm Bore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5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2]*[.E52]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table:formula="of:=[.H52]*[.D52]" office:value-type="float" office:value="6.8" calcext:value-type="float">
            <text:p>6.8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both axis</text:p>
          </table:table-cell>
          <table:table-cell table:style-name="ce15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3]*[.E53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.85</text:p>
          </table:table-cell>
          <table:table-cell table:formula="of:=[.H53]*[.D53]" office:value-type="float" office:value="1.7" calcext:value-type="float">
            <text:p>1.7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54])" office:value-type="float" office:value="209.176" calcext:value-type="float">
            <text:p>209.176</text:p>
          </table:table-cell>
          <table:table-cell table:number-columns-repeated="2"/>
          <table:table-cell table:formula="of:=SUM([.I2:.I54])" office:value-type="float" office:value="131.436" calcext:value-type="float">
            <text:p>131.436</text:p>
          </table:table-cell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14" table:number-columns-repeated="7"/>
          <table:table-cell table:style-name="ce18" table:number-columns-repeated="1015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5" table:number-columns-repeated="2"/>
          <table:table-cell table:style-name="ce14" table:number-columns-repeated="7"/>
          <table:table-cell table:style-name="ce18"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7:55:47.044953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1T17:58:40.542479122</dc:date>
    <meta:editing-duration>PT20H43M34S</meta:editing-duration>
    <meta:editing-cycles>49</meta:editing-cycles>
    <meta:generator>LibreOffice/5.1.0.3$Linux_X86_64 LibreOffice_project/10m0$Build-3</meta:generator>
    <meta:document-statistic meta:table-count="1" meta:cell-count="453" meta:object-count="0"/>
  </office:meta>
</office:document-meta>
</file>